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e254" officeooo:paragraph-rsid="0004e254"/>
    </style:style>
    <style:style style:name="P2" style:family="paragraph" style:parent-style-name="Text_20_body">
      <style:paragraph-properties fo:break-before="page"/>
      <style:text-properties officeooo:rsid="0004e254" officeooo:paragraph-rsid="0004e254"/>
    </style:style>
    <style:style style:name="P3" style:family="paragraph" style:parent-style-name="Heading_20_3">
      <style:text-properties officeooo:rsid="000b45e1"/>
    </style:style>
    <style:style style:name="P4" style:family="paragraph" style:parent-style-name="Text_20_body" style:list-style-name="L1">
      <style:text-properties officeooo:rsid="0004e254" officeooo:paragraph-rsid="0004e254"/>
    </style:style>
    <style:style style:name="P5" style:family="paragraph" style:parent-style-name="Text_20_body" style:list-style-name="L3">
      <style:text-properties officeooo:rsid="0004e254" officeooo:paragraph-rsid="0004e254"/>
    </style:style>
    <style:style style:name="P6" style:family="paragraph" style:parent-style-name="Text_20_body" style:list-style-name="L2">
      <style:text-properties officeooo:rsid="0005c8ab" officeooo:paragraph-rsid="0005c8ab"/>
    </style:style>
    <style:style style:name="P7" style:family="paragraph" style:parent-style-name="Text_20_body" style:list-style-name="L3">
      <style:text-properties officeooo:rsid="0005c8ab" officeooo:paragraph-rsid="0005c8ab"/>
    </style:style>
    <style:style style:name="P8" style:family="paragraph" style:parent-style-name="Text_20_body" style:list-style-name="L3">
      <style:text-properties officeooo:rsid="0006d851" officeooo:paragraph-rsid="0006d851"/>
    </style:style>
    <style:style style:name="P9" style:family="paragraph" style:parent-style-name="Text_20_body" style:list-style-name="L4">
      <style:text-properties officeooo:rsid="0008ffa5" officeooo:paragraph-rsid="0008ffa5"/>
    </style:style>
    <style:style style:name="P10" style:family="paragraph" style:parent-style-name="Text_20_body" style:list-style-name="L6">
      <style:text-properties officeooo:rsid="0008ffa5" officeooo:paragraph-rsid="0008ffa5"/>
    </style:style>
    <style:style style:name="P11" style:family="paragraph" style:parent-style-name="Text_20_body" style:list-style-name="L6">
      <style:text-properties officeooo:rsid="0008ffa5" officeooo:paragraph-rsid="000979f9"/>
    </style:style>
    <style:style style:name="P12" style:family="paragraph" style:parent-style-name="Text_20_body" style:list-style-name="L11">
      <style:text-properties officeooo:rsid="0008ffa5" officeooo:paragraph-rsid="000b45e1"/>
    </style:style>
    <style:style style:name="P13" style:family="paragraph" style:parent-style-name="Text_20_body" style:list-style-name="L5">
      <style:text-properties officeooo:rsid="000979f9" officeooo:paragraph-rsid="0008ffa5"/>
    </style:style>
    <style:style style:name="P14" style:family="paragraph" style:parent-style-name="Text_20_body" style:list-style-name="L6">
      <style:text-properties officeooo:rsid="000979f9" officeooo:paragraph-rsid="000979f9"/>
    </style:style>
    <style:style style:name="P15" style:family="paragraph" style:parent-style-name="Text_20_body" style:list-style-name="L7">
      <style:text-properties officeooo:rsid="000979f9" officeooo:paragraph-rsid="000979f9"/>
    </style:style>
    <style:style style:name="P16" style:family="paragraph" style:parent-style-name="Text_20_body" style:list-style-name="L9">
      <style:text-properties officeooo:rsid="000979f9" officeooo:paragraph-rsid="000979f9"/>
    </style:style>
    <style:style style:name="P17" style:family="paragraph" style:parent-style-name="Text_20_body" style:list-style-name="L9">
      <style:text-properties officeooo:rsid="000979f9" officeooo:paragraph-rsid="000c9793"/>
    </style:style>
    <style:style style:name="P18" style:family="paragraph" style:parent-style-name="Text_20_body" style:list-style-name="L9">
      <style:text-properties officeooo:rsid="000979f9" officeooo:paragraph-rsid="000fe92d"/>
    </style:style>
    <style:style style:name="P19" style:family="paragraph" style:parent-style-name="Text_20_body" style:list-style-name="L10">
      <style:text-properties officeooo:rsid="000979f9" officeooo:paragraph-rsid="000979f9"/>
    </style:style>
    <style:style style:name="P20" style:family="paragraph" style:parent-style-name="Text_20_body" style:list-style-name="L7">
      <style:text-properties officeooo:rsid="000c9793" officeooo:paragraph-rsid="000c9793"/>
    </style:style>
    <style:style style:name="P21" style:family="paragraph" style:parent-style-name="Text_20_body" style:list-style-name="L8">
      <style:text-properties officeooo:rsid="000c9793" officeooo:paragraph-rsid="000c9793"/>
    </style:style>
    <style:style style:name="P22" style:family="paragraph" style:parent-style-name="Text_20_body" style:list-style-name="L9">
      <style:text-properties officeooo:rsid="000c9793" officeooo:paragraph-rsid="000c9793"/>
    </style:style>
    <style:style style:name="P23" style:family="paragraph" style:parent-style-name="Text_20_body" style:list-style-name="L12">
      <style:text-properties officeooo:rsid="000c9793" officeooo:paragraph-rsid="000c9793"/>
    </style:style>
    <style:style style:name="P24" style:family="paragraph" style:parent-style-name="Text_20_body" style:list-style-name="L11">
      <style:text-properties officeooo:rsid="000b33ba" officeooo:paragraph-rsid="000b33ba"/>
    </style:style>
    <style:style style:name="P25" style:family="paragraph" style:parent-style-name="Text_20_body" style:list-style-name="L11">
      <style:text-properties officeooo:rsid="000b45e1" officeooo:paragraph-rsid="000b45e1"/>
    </style:style>
    <style:style style:name="P26" style:family="paragraph" style:parent-style-name="Text_20_body" style:list-style-name="L12">
      <style:text-properties officeooo:rsid="000b45e1" officeooo:paragraph-rsid="000b45e1"/>
    </style:style>
    <style:style style:name="P27" style:family="paragraph" style:parent-style-name="Text_20_body" style:list-style-name="L12">
      <style:text-properties officeooo:rsid="000b45e1" officeooo:paragraph-rsid="000fe92d"/>
    </style:style>
    <style:style style:name="P28" style:family="paragraph" style:parent-style-name="Text_20_body" style:list-style-name="L13">
      <style:text-properties officeooo:rsid="000ccf69" officeooo:paragraph-rsid="000ccf69"/>
    </style:style>
    <style:style style:name="P29" style:family="paragraph" style:parent-style-name="Text_20_body" style:list-style-name="L14">
      <style:text-properties officeooo:rsid="000d3495" officeooo:paragraph-rsid="000d3495"/>
    </style:style>
    <style:style style:name="P30" style:family="paragraph" style:parent-style-name="Text_20_body" style:list-style-name="L14">
      <style:text-properties officeooo:rsid="000df3f1" officeooo:paragraph-rsid="000df3f1"/>
    </style:style>
    <style:style style:name="P31" style:family="paragraph" style:parent-style-name="Text_20_body">
      <style:text-properties officeooo:rsid="000fe92d" officeooo:paragraph-rsid="000fe92d"/>
    </style:style>
    <style:style style:name="P32" style:family="paragraph" style:parent-style-name="Text_20_body" style:list-style-name="L12">
      <style:text-properties officeooo:rsid="000fe92d" officeooo:paragraph-rsid="000fe92d"/>
    </style:style>
    <style:style style:name="P33" style:family="paragraph" style:parent-style-name="Text_20_body" style:list-style-name="L9">
      <style:text-properties officeooo:rsid="000fe92d" officeooo:paragraph-rsid="000fe92d"/>
    </style:style>
    <style:style style:name="P34" style:family="paragraph" style:parent-style-name="Text_20_body" style:list-style-name="L15">
      <style:text-properties officeooo:paragraph-rsid="000fe92d"/>
    </style:style>
    <style:style style:name="P35" style:family="paragraph" style:parent-style-name="Text_20_body" style:list-style-name="L3">
      <style:text-properties officeooo:rsid="0010ad31" officeooo:paragraph-rsid="0010ad31"/>
    </style:style>
    <style:style style:name="P36" style:family="paragraph" style:parent-style-name="Text_20_body">
      <style:text-properties officeooo:rsid="0010ad31" officeooo:paragraph-rsid="0010ad31"/>
    </style:style>
    <style:style style:name="P37" style:family="paragraph" style:parent-style-name="Text_20_body" style:list-style-name="L18">
      <style:text-properties officeooo:rsid="0010ad31" officeooo:paragraph-rsid="0010ad31"/>
    </style:style>
    <style:style style:name="P38" style:family="paragraph" style:parent-style-name="Text_20_body" style:list-style-name="L17">
      <style:text-properties officeooo:paragraph-rsid="0010ad31"/>
    </style:style>
    <style:style style:name="P39" style:family="paragraph" style:parent-style-name="Heading_20_1">
      <style:text-properties officeooo:rsid="0004e254" officeooo:paragraph-rsid="0004e254"/>
    </style:style>
    <style:style style:name="P40" style:family="paragraph" style:parent-style-name="Heading_20_1">
      <style:paragraph-properties fo:break-before="page"/>
    </style:style>
    <style:style style:name="T1" style:family="text">
      <style:text-properties officeooo:rsid="0004e254"/>
    </style:style>
    <style:style style:name="T2" style:family="text">
      <style:text-properties officeooo:rsid="0005c8ab"/>
    </style:style>
    <style:style style:name="T3" style:family="text">
      <style:text-properties officeooo:rsid="0006d851"/>
    </style:style>
    <style:style style:name="T4" style:family="text">
      <style:text-properties officeooo:rsid="000b45e1"/>
    </style:style>
    <style:style style:name="T5" style:family="text">
      <style:text-properties officeooo:rsid="000d3495"/>
    </style:style>
    <style:style style:name="T6" style:family="text">
      <style:text-properties officeooo:rsid="000fe92d"/>
    </style:style>
    <style:style style:name="T7" style:family="text">
      <style:text-properties officeooo:rsid="0010a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rements Specification 1.0</text:p>
      <text:p text:style-name="Text_20_body">Webbasierter Produktkonfigurator für den <text:span text:style-name="T1">mittelständischen M</text:span>aschinenbau (Sell To Order)</text:p>
      <text:h text:style-name="P39" text:outline-level="1">Einführung - Stand der Technik</text:h>
      <text:list xml:id="list378083502" text:style-name="L1">
        <text:list-item>
          <text:p text:style-name="P4">mittelständische Hersteller variantenreicher Maschinen (z.B. Verpackungsmaschinen) wollen durch Modlarisierung Kosten sparen</text:p>
        </text:list-item>
        <text:list-item>
          <text:p text:style-name="P4">es exisitert heute kein durchgängiger Workflow (vom Vertrieb bis zur Auslieferung der Maschine)</text:p>
        </text:list-item>
        <text:list-item>
          <text:p text:style-name="P4">Online <text:span text:style-name="T2">Anfragen werden nicht konfigurativ unterstützt und die Leads nachverfolgt (Ausnahme: Krones, etc</text:span></text:p>
        </text:list-item>
      </text:list>
      <text:h text:style-name="Heading_20_1" text:outline-level="1">Zweck</text:h>
      <text:list xml:id="list3837414392" text:style-name="L2">
        <text:list-item>
          <text:p text:style-name="P6">Konfigurator für Maschinenvarianten</text:p>
        </text:list-item>
        <text:list-item>
          <text:p text:style-name="P6">Integration in den Auftragsworkflow</text:p>
        </text:list-item>
        <text:list-item>
          <text:p text:style-name="P6">Support für Vertriebe <text:span text:style-name="T3">(auch Händler bzw. Vertretungen) </text:span>und als Online-Konfigurator für Kunden</text:p>
        </text:list-item>
        <text:list-item>
          <text:p text:style-name="P6">relativ Plattformunabhängig (web-basiert)</text:p>
        </text:list-item>
      </text:list>
      <text:h text:style-name="Heading_20_1" text:outline-level="1">Zielgrupp<text:span text:style-name="T2">e</text:span></text:h>
      <text:list xml:id="list2581200727" text:style-name="L3">
        <text:list-item>
          <text:p text:style-name="P5">mittelständische Maschinenhersteller</text:p>
        </text:list-item>
        <text:list-item>
          <text:p text:style-name="P7">Vertrieb<text:span text:style-name="T6"> des Maschinenherstellers</text:span> <text:span text:style-name="T6">[Rolle: Vertrieb]<text:line-break/></text:span>(Angebotssupport in Detailsicht<text:span text:style-name="T3">, Analytics und Leads aus Online-Konfiguration)</text:span></text:p>
        </text:list-item>
        <text:list-item>
          <text:p text:style-name="P35">Vertriebspartner des Maschinenherstellers [Rolle: Distributor]</text:p>
        </text:list-item>
        <text:list-item>
          <text:p text:style-name="P8">Kunde <text:span text:style-name="T6">des Maschinenherstellers [Rolle: Kunde]<text:line-break/></text:span>(Maschinenkunden bzw. Anlagenbetreiber)</text:p>
        </text:list-item>
      </text:list>
      <text:h text:style-name="Heading_20_1" text:outline-level="1">Verwendung</text:h>
      <text:h text:style-name="Heading_20_3" text:outline-level="3">Grundsätzlicher Workflow Verpackung</text:h>
      <text:list xml:id="list3684823030" text:style-name="L4">
        <text:list-item>
          <text:p text:style-name="P9">Ausgangspunkt: verpackungstechnische Aufgabenstellung<text:span text:style-name="T6"> (Paramter)<text:line-break/>--&gt; Maschine (Module und Optionen)</text:span></text:p>
        </text:list-item>
        <text:list-item>
          <text:p text:style-name="P9">Packgut --&gt; Packstoff --&gt; Ausbringung --&gt; Zusatzparameter / Funktionen</text:p>
        </text:list-item>
      </text:list>
      <text:h text:style-name="Heading_20_3" text:outline-level="3">Aufgabenstellung</text:h>
      <text:list xml:id="list4263831369" text:style-name="L5">
        <text:list-item>
          <text:p text:style-name="P13">Mögliche Einstiegspunkte:</text:p>
        </text:list-item>
      </text:list>
      <text:list xml:id="list1110604815" text:style-name="L6">
        <text:list-item>
          <text:list>
            <text:list-item>
              <text:p text:style-name="P10"><text:soft-page-break/>Branche - Subsegment (Softdrink, Bier, Molkerei, Süßwaren, Bäckerei, Kaffee, Fleisch, sonstige Lebensmittel</text:p>
              <text:list>
                <text:list-item>
                  <text:p text:style-name="P10">evtl. weiter detaillieren: Beispiel Molkerei<text:line-break/>Joghurt, Dessert, Milch</text:p>
                </text:list-item>
              </text:list>
            </text:list-item>
            <text:list-item>
              <text:p text:style-name="P14">Verpackungsgut</text:p>
              <text:list>
                <text:list-item>
                  <text:p text:style-name="P14">Stückgut (zB. Schokoriegel)</text:p>
                </text:list-item>
                <text:list-item>
                  <text:p text:style-name="P14">Schüttgut (Salt, Nüsse, Pulver)</text:p>
                </text:list-item>
                <text:list-item>
                  <text:p text:style-name="P14">Flüssigkeit (pastös, viskos)</text:p>
                </text:list-item>
              </text:list>
            </text:list-item>
            <text:list-item>
              <text:p text:style-name="P10">Verpackungstechnologie</text:p>
              <text:list>
                <text:list-item>
                  <text:p text:style-name="P10">Füllmaschinen</text:p>
                </text:list-item>
                <text:list-item>
                  <text:p text:style-name="P10">Schlauchbeutelmaschinen</text:p>
                </text:list-item>
                <text:list-item>
                  <text:p text:style-name="P10">Einschlagmaschinen</text:p>
                </text:list-item>
                <text:list-item>
                  <text:p text:style-name="P10">...</text:p>
                </text:list-item>
              </text:list>
            </text:list-item>
          </text:list>
        </text:list-item>
        <text:list-item>
          <text:p text:style-name="P11">Branche und Technologie sind häufig eng miteinander verbunden</text:p>
        </text:list-item>
        <text:list-item>
          <text:p text:style-name="P11">wichtig: Integration in existierendes Web-Frontend und Übernahme der rudimentären Konfigurationsdaten</text:p>
        </text:list-item>
        <text:list-item>
          <text:p text:style-name="P11">evtl. Master-Katalog an Technologien für einfaches Customizing verwenden (weglöschen der überzähligen Auswahlmöglichkeiten)</text:p>
        </text:list-item>
      </text:list>
      <text:list xml:id="list52909738" text:style-name="L7">
        <text:list-item>
          <text:p text:style-name="P15">Packmittel</text:p>
          <text:list>
            <text:list-item>
              <text:p text:style-name="P20">Art</text:p>
            </text:list-item>
          </text:list>
        </text:list-item>
      </text:list>
      <text:list xml:id="list4039157416" text:style-name="L8">
        <text:list-item>
          <text:list>
            <text:list-item>
              <text:list>
                <text:list-item>
                  <text:p text:style-name="P21">Flasche</text:p>
                </text:list-item>
              </text:list>
            </text:list-item>
          </text:list>
        </text:list-item>
      </text:list>
      <text:list xml:id="list4027175174" text:style-name="L9">
        <text:list-item>
          <text:list>
            <text:list-item>
              <text:p text:style-name="P16">Dose</text:p>
            </text:list-item>
            <text:list-item>
              <text:p text:style-name="P16">Beutel</text:p>
            </text:list-item>
            <text:list-item>
              <text:p text:style-name="P16">Faltschachtel</text:p>
            </text:list-item>
            <text:list-item>
              <text:p text:style-name="P17">Palette</text:p>
            </text:list-item>
          </text:list>
        </text:list-item>
        <text:list-item>
          <text:p text:style-name="P17">Größe</text:p>
          <text:list>
            <text:list-item>
              <text:p text:style-name="P22">Länge, Breite, Höhe</text:p>
            </text:list-item>
            <text:list-item>
              <text:p text:style-name="P22">Durchmesser</text:p>
            </text:list-item>
          </text:list>
        </text:list-item>
        <text:list-item>
          <text:p text:style-name="P18">Material</text:p>
          <text:list>
            <text:list-item>
              <text:p text:style-name="P33">Folie: Mono (PE, PP, ...), Verbund (Kunststoff mehrlagig, Kunststoff-Papier), ..</text:p>
            </text:list-item>
            <text:list-item>
              <text:p text:style-name="P33">Becher: Kunststoff, Papier-Kunststoff, ...</text:p>
            </text:list-item>
          </text:list>
        </text:list-item>
      </text:list>
      <text:list xml:id="list3298793960" text:style-name="L10">
        <text:list-item>
          <text:p text:style-name="P19">Ausbringung</text:p>
          <text:list>
            <text:list-item>
              <text:p text:style-name="P19"><text:soft-page-break/>Packs / min, Bottles / hr</text:p>
            </text:list-item>
          </text:list>
        </text:list-item>
        <text:list-item>
          <text:p text:style-name="P19">Weitere Parameter</text:p>
          <text:list>
            <text:list-item>
              <text:p text:style-name="P19">aseptisch</text:p>
            </text:list-item>
          </text:list>
        </text:list-item>
        <text:list-item>
          <text:p text:style-name="P19">Besondere Ausführungen</text:p>
          <text:list>
            <text:list-item>
              <text:p text:style-name="P19">Edelstahl</text:p>
            </text:list-item>
            <text:list-item>
              <text:p text:style-name="P19">Vakuum</text:p>
            </text:list-item>
            <text:list-item>
              <text:p text:style-name="P19">Bedruckung</text:p>
            </text:list-item>
            <text:list-item>
              <text:p text:style-name="P19">große Bedieneinheit</text:p>
            </text:list-item>
          </text:list>
        </text:list-item>
      </text:list>
      <text:h text:style-name="Heading_20_3" text:outline-level="3">Assistenz</text:h>
      <text:list xml:id="list1135214561" text:style-name="L15">
        <text:list-item>
          <text:p text:style-name="P34"><text:span text:style-name="T6">wenn Kunde unschlüssig in einem Auswahlschritt --&gt; Hilfe anbieten (z.B. Auswahl Material, Module), Erfordert Personalisierung und Abspeichern der Konfiguration</text:span></text:p>
        </text:list-item>
      </text:list>
      <text:p text:style-name="P31"/>
      <text:h text:style-name="Heading_20_3" text:outline-level="3">Integration</text:h>
      <text:list xml:id="list2379558788" text:style-name="L11">
        <text:list-item>
          <text:p text:style-name="P24">Standalone Web-App (für Vertrieb)</text:p>
        </text:list-item>
        <text:list-item>
          <text:p text:style-name="P24">eigene Webseite</text:p>
        </text:list-item>
        <text:list-item>
          <text:p text:style-name="P24">Integration in existierende Webseite (als Container, iFrame)</text:p>
          <text:list>
            <text:list-item>
              <text:p text:style-name="P12">Übernahme der rudimentären Konfigurationsdaten</text:p>
            </text:list-item>
            <text:list-item>
              <text:p text:style-name="P25">Integration von Logindiensten (z.B. Linkedin, Facebook, Google)</text:p>
            </text:list-item>
          </text:list>
        </text:list-item>
        <text:list-item>
          <text:p text:style-name="P24">CRM (SalesForce, <text:span text:style-name="T4">SAP/CRM, Microsoft Dynamics)</text:span></text:p>
        </text:list-item>
        <text:list-item>
          <text:p text:style-name="P25">3rd Party Configtools</text:p>
          <text:list>
            <text:list-item>
              <text:p text:style-name="P25">Metus (ID-Consult)</text:p>
            </text:list-item>
            <text:list-item>
              <text:p text:style-name="P25">SAP</text:p>
            </text:list-item>
          </text:list>
        </text:list-item>
        <text:list-item>
          <text:p text:style-name="P25">Fertigungsplanung</text:p>
          <text:list>
            <text:list-item>
              <text:p text:style-name="P25">Mechanik</text:p>
            </text:list-item>
            <text:list-item>
              <text:p text:style-name="P25">Software (z.B. TIA-Portal)</text:p>
            </text:list-item>
          </text:list>
        </text:list-item>
      </text:list>
      <text:h text:style-name="P3" text:outline-level="3">Lead Managment</text:h>
      <text:list xml:id="list1640428013" text:style-name="L12">
        <text:list-item>
          <text:p text:style-name="P27">Personalisierung (Kunde) für das Abspeichern einer Konfiguration erforderlich (z.B.</text:p>
          <text:list>
            <text:list-item>
              <text:p text:style-name="P27">Linkedin</text:p>
            </text:list-item>
            <text:list-item>
              <text:p text:style-name="P27">E-Mail + PWD</text:p>
            </text:list-item>
            <text:list-item>
              <text:p text:style-name="P32">Kundennummer + PWD (darf auch installierte Basis sehen)</text:p>
            </text:list-item>
          </text:list>
        </text:list-item>
        <text:list-item>
          <text:p text:style-name="P26"><text:soft-page-break/>Analytics</text:p>
          <text:list>
            <text:list-item>
              <text:p text:style-name="P26">geografischer Standort</text:p>
            </text:list-item>
            <text:list-item>
              <text:p text:style-name="P26">Interessen des Anfragenden</text:p>
            </text:list-item>
            <text:list-item>
              <text:p text:style-name="P26">Clustern von Anfragen (welche Konfig wurde besonders häufig angefragt)</text:p>
            </text:list-item>
          </text:list>
        </text:list-item>
        <text:list-item>
          <text:p text:style-name="P26">automatisches Synchronisieren der Leads nach CRM</text:p>
        </text:list-item>
        <text:list-item>
          <text:p text:style-name="P23">Kampagnen in Social Media</text:p>
        </text:list-item>
      </text:list>
      <text:h text:style-name="Heading_20_1" text:outline-level="1">Anforderungen</text:h>
      <text:h text:style-name="Heading_20_3" text:outline-level="3">Zielgruppenspezifisch</text:h>
      <text:list xml:id="list4205892271" text:style-name="L17">
        <text:list-item>
          <text:p text:style-name="P38"><text:span text:style-name="T7">Vertrieb und Distributor: muss offline mit Konfigurationen arbeiten können</text:span></text:p>
        </text:list-item>
      </text:list>
      <text:p text:style-name="P36"/>
      <text:p text:style-name="P36"/>
      <text:h text:style-name="Heading_20_1" text:outline-level="1">Mögliches Datenmodell</text:h>
      <text:list xml:id="list995629932" text:style-name="L18">
        <text:list-item>
          <text:p text:style-name="P37">Konfigurationen DB (ID-CFG)</text:p>
        </text:list-item>
        <text:list-item>
          <text:p text:style-name="P37">Angebote DB (ID-OFFER)</text:p>
          <text:list>
            <text:list-item>
              <text:p text:style-name="P37">verweist auf ID-CFG</text:p>
            </text:list-item>
          </text:list>
        </text:list-item>
        <text:list-item>
          <text:p text:style-name="P37">Installiert DB (ID-INSTALLED)</text:p>
          <text:list>
            <text:list-item>
              <text:p text:style-name="P37">nur für Bestandskunden</text:p>
            </text:list-item>
          </text:list>
        </text:list-item>
        <text:list-item>
          <text:p text:style-name="P37">Module DB</text:p>
          <text:list>
            <text:list-item>
              <text:p text:style-name="P37">enthält die Grundmaschinen, Module und Konfigurationslogik</text:p>
            </text:list-item>
          </text:list>
        </text:list-item>
      </text:list>
      <text:p text:style-name="P36"/>
      <text:p text:style-name="P36"/>
      <text:p text:style-name="P36"><text:s/></text:p>
      <text:h text:style-name="P40" text:outline-level="1">Beispiele Konfigurationsauswahl Maschinenhersteller</text:h>
      <text:h text:style-name="Heading_20_3" text:outline-level="3">Syntegon</text:h>
      <text:list xml:id="list3233323800" text:style-name="L13">
        <text:list-item>
          <text:p text:style-name="P28">Produkte: Pharma, <text:span text:style-name="T5">Medizintechnik, </text:span>Nahrungsmittel<text:span text:style-name="T5">, Sonstige</text:span></text:p>
          <text:list>
            <text:list-item>
              <text:p text:style-name="P28">Technologie</text:p>
            </text:list-item>
            <text:list-item>
              <text:p text:style-name="P28">Kundenprodukt (28 Möglichkeiten<text:span text:style-name="T5"> für Nahrungsmittel)</text:span></text:p>
            </text:list-item>
          </text:list>
        </text:list-item>
        <text:list-item>
          <text:p text:style-name="P28">Anfrageformular: Web-Email</text:p>
        </text:list-item>
      </text:list>
      <text:h text:style-name="Heading_20_3" text:outline-level="3">Rovema</text:h>
      <text:list xml:id="list683207695" text:style-name="L14">
        <text:list-item>
          <text:p text:style-name="P29">Packgut (Food Pulver, Food stückig, Tiefkühlkost, Tiernahrung, Chemikalien, Non-Food)</text:p>
        </text:list-item>
        <text:list-item>
          <text:p text:style-name="P30">Packmittel (Beutel, Faltschachteln, Endverpackungen)</text:p>
        </text:list-item>
      </text:list>
      <text:h text:style-name="Heading_20_3" text:outline-level="3">Groninger</text:h>
      <text:p text:style-name="P2">1. Introduction</text:p>
      <text:p text:style-name="P1"/>
      <text:p text:style-name="P1">1.1 Purpose</text:p>
      <text:p text:style-name="P1"/>
      <text:p text:style-name="P1">1.2 Intended Audience</text:p>
      <text:p text:style-name="P1"/>
      <text:p text:style-name="P1">1.3 Intended Use</text:p>
      <text:p text:style-name="P1"/>
      <text:p text:style-name="P1">1.4 Scope</text:p>
      <text:p text:style-name="P1"/>
      <text:p text:style-name="P1">1.5 Definitions and Acronyms</text:p>
      <text:p text:style-name="P1"/>
      <text:p text:style-name="P1">2. Overall Description</text:p>
      <text:p text:style-name="P1"/>
      <text:p text:style-name="P1">2.1 User Needs</text:p>
      <text:p text:style-name="P1"/>
      <text:p text:style-name="P1">2.2 Assumptions and Dependencies</text:p>
      <text:p text:style-name="P1"/>
      <text:p text:style-name="P1">3. System Features and Requirements</text:p>
      <text:p text:style-name="P1"/>
      <text:p text:style-name="P1"><text:s text:c="12"/>3.1 Functional Requirements</text:p>
      <text:p text:style-name="P1"/>
      <text:p text:style-name="P1"><text:s text:c="12"/>3.2 External Interface Requirements</text:p>
      <text:p text:style-name="P1"/>
      <text:p text:style-name="P1"><text:s text:c="12"/>3.3 System Features</text:p>
      <text:p text:style-name="P1"/>
      <text:p text:style-name="P1"><text:s text:c="12"/>3.4 Nonfunctional 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3-29T16:42:48.799771344</dc:date>
    <dc:creator>Holger Grzonka</dc:creator>
    <meta:editing-duration>PT46M16S</meta:editing-duration>
    <meta:editing-cycles>9</meta:editing-cycles>
    <meta:document-statistic meta:table-count="0" meta:image-count="0" meta:object-count="0" meta:page-count="6" meta:paragraph-count="120" meta:word-count="554" meta:character-count="4274" meta:non-whitespace-character-count="3882"/>
  </office:meta>
</office:document-meta>
</file>